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639fc" officeooo:paragraph-rsid="001639f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officeooo:rsid="001639fc" officeooo:paragraph-rsid="001639fc" style:font-size-asian="16pt" style:font-style-asian="italic" style:font-size-complex="16pt" style:font-style-complex="italic"/>
    </style:style>
    <style:style style:name="P3" style:family="paragraph" style:parent-style-name="Standard">
      <style:text-properties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 COMPLET PROJET B</text:p>
      <text:p text:style-name="P2">CAMBAY Gaëtan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>#include &lt;stdio.h&gt;</text:p>
      <text:p text:style-name="Standard">#include &lt;stdlib.h&gt;</text:p>
      <text:p text:style-name="Standard">#include &lt;string.h&gt;</text:p>
      <text:p text:style-name="Standard">#include &lt;time.h&gt;</text:p>
      <text:p text:style-name="Standard"/>
      <text:p text:style-name="Standard">#define MAX_PARKINGS 100</text:p>
      <text:p text:style-name="Standard">#define MAX_STRING 200</text:p>
      <text:p text:style-name="Standard">#define MAX_VEHICULES 500</text:p>
      <text:p text:style-name="Standard"/>
      <text:p text:style-name="Standard">// ---------------- STRUCTURES ----------------</text:p>
      <text:p text:style-name="Standard">typedef struct {</text:p>
      <text:p text:style-name="Standard"><text:s text:c="4"/>char plaque[20];</text:p>
      <text:p text:style-name="Standard"><text:s text:c="4"/>time_t heure_entree;</text:p>
      <text:p text:style-name="Standard">} Vehicule;</text:p>
      <text:p text:style-name="Standard"/>
      <text:p text:style-name="Standard">typedef struct {</text:p>
      <text:p text:style-name="Standard"><text:s text:c="4"/>char code[MAX_STRING];</text:p>
      <text:p text:style-name="Standard"><text:s text:c="4"/>char nom[MAX_STRING];</text:p>
      <text:p text:style-name="Standard"><text:s text:c="4"/>char ville[MAX_STRING];</text:p>
      <text:p text:style-name="Standard"><text:s text:c="4"/>char statut[MAX_STRING];</text:p>
      <text:p text:style-name="Standard"><text:s text:c="4"/>int capacite;</text:p>
      <text:p text:style-name="Standard"><text:s text:c="4"/>int places_occupees;</text:p>
      <text:p text:style-name="Standard"><text:s text:c="4"/>float tarif_horaire;</text:p>
      <text:p text:style-name="Standard"><text:s text:c="4"/>Vehicule vehicules[MAX_VEHICULES];</text:p>
      <text:p text:style-name="Standard">} Parking;</text:p>
      <text:p text:style-name="Standard"/>
      <text:p text:style-name="Standard">// ---------------- INPUT SECURISE ----------------</text:p>
      <text:p text:style-name="Standard">void lireChaine(char *buffer, int taille) {</text:p>
      <text:p text:style-name="Standard"><text:s text:c="4"/>fgets(buffer, taille, stdin);</text:p>
      <text:p text:style-name="Standard"><text:s text:c="4"/>buffer[strcspn(buffer, "\n")] = 0;</text:p>
      <text:p text:style-name="Standard">}</text:p>
      <text:p text:style-name="Standard"/>
      <text:p text:style-name="Standard">// ---------------- LECTURE CSV ----------------</text:p>
      <text:p text:style-name="Standard">int lireParkings(const char *nomFichier, Parking parkings[]) {</text:p>
      <text:p text:style-name="Standard"><text:s text:c="4"/>FILE *f = fopen(nomFichier, "r");</text:p>
      <text:p text:style-name="Standard"><text:s text:c="4"/>if (!f) {</text:p>
      <text:p text:style-name="Standard"><text:s text:c="8"/>printf("Erreur ouverture fichier\n");</text:p>
      <text:p text:style-name="Standard"><text:s text:c="8"/>return 0;</text:p>
      <text:p text:style-name="Standard"><text:s text:c="4"/>}</text:p>
      <text:p text:style-name="Standard"/>
      <text:p text:style-name="Standard"><text:s text:c="4"/>char ligne[1024];</text:p>
      <text:p text:style-name="Standard"><text:s text:c="4"/>int i = 0;</text:p>
      <text:p text:style-name="Standard"/>
      <text:p text:style-name="Standard"><text:soft-page-break/><text:s text:c="4"/>fgets(ligne, sizeof(ligne), f); // ignorer header</text:p>
      <text:p text:style-name="Standard"/>
      <text:p text:style-name="Standard"><text:s text:c="4"/>while (fgets(ligne, sizeof(ligne), f) &amp;&amp; i &lt; MAX_PARKINGS) {</text:p>
      <text:p text:style-name="Standard"/>
      <text:p text:style-name="Standard"><text:s text:c="8"/>char adresse[MAX_STRING], date[MAX_STRING], affichage[MAX_STRING];</text:p>
      <text:p text:style-name="Standard"><text:s text:c="8"/>int places_dispo, capacite;</text:p>
      <text:p text:style-name="Standard"/>
      <text:p text:style-name="Standard"><text:s text:c="8"/>int n = sscanf(ligne,</text:p>
      <text:p text:style-name="Standard"><text:s text:c="12"/>"%[^;];%[^;];%[^;];%[^;];%[^;];%d;%d;%[^;];%[^;\n]",</text:p>
      <text:p text:style-name="Standard"><text:s text:c="12"/>parkings[i].code,</text:p>
      <text:p text:style-name="Standard"><text:s text:c="12"/>parkings[i].nom,</text:p>
      <text:p text:style-name="Standard"><text:s text:c="12"/>adresse,</text:p>
      <text:p text:style-name="Standard"><text:s text:c="12"/>parkings[i].ville,</text:p>
      <text:p text:style-name="Standard"><text:s text:c="12"/>parkings[i].statut,</text:p>
      <text:p text:style-name="Standard"><text:s text:c="12"/>&amp;places_dispo,</text:p>
      <text:p text:style-name="Standard"><text:s text:c="12"/>&amp;capacite,</text:p>
      <text:p text:style-name="Standard"><text:s text:c="12"/>date,</text:p>
      <text:p text:style-name="Standard"><text:s text:c="12"/>affichage</text:p>
      <text:p text:style-name="Standard"><text:s text:c="8"/>);</text:p>
      <text:p text:style-name="Standard"/>
      <text:p text:style-name="Standard"><text:s text:c="8"/>if (n &lt; 7) continue;</text:p>
      <text:p text:style-name="Standard"/>
      <text:p text:style-name="Standard"><text:s text:c="8"/>parkings[i].capacite = capacite;</text:p>
      <text:p text:style-name="Standard"><text:s text:c="8"/>parkings[i].places_occupees = capacite - places_dispo;</text:p>
      <text:p text:style-name="Standard"/>
      <text:p text:style-name="Standard"><text:s text:c="8"/>if (parkings[i].places_occupees &lt; 0)</text:p>
      <text:p text:style-name="Standard"><text:s text:c="12"/>parkings[i].places_occupees = 0;</text:p>
      <text:p text:style-name="Standard"/>
      <text:p text:style-name="Standard"><text:s text:c="8"/>if (parkings[i].places_occupees &gt; capacite)</text:p>
      <text:p text:style-name="Standard"><text:s text:c="12"/>parkings[i].places_occupees = capacite;</text:p>
      <text:p text:style-name="Standard"/>
      <text:p text:style-name="Standard"><text:s text:c="8"/>parkings[i].tarif_horaire = 2.5;</text:p>
      <text:p text:style-name="Standard"/>
      <text:p text:style-name="Standard"><text:s text:c="8"/>for (int v = 0; v &lt; MAX_VEHICULES; v++)</text:p>
      <text:p text:style-name="Standard"><text:s text:c="12"/>parkings[i].vehicules[v].plaque[0] = '\0';</text:p>
      <text:p text:style-name="Standard"/>
      <text:p text:style-name="Standard"><text:s text:c="8"/>i++;</text:p>
      <text:p text:style-name="Standard"><text:s text:c="4"/>}</text:p>
      <text:p text:style-name="Standard"/>
      <text:p text:style-name="Standard"><text:s text:c="4"/>fclose(f);</text:p>
      <text:p text:style-name="Standard"><text:s text:c="4"/>return i;</text:p>
      <text:p text:style-name="Standard">}</text:p>
      <text:p text:style-name="Standard"/>
      <text:p text:style-name="Standard">// ---------------- AFFICHAGE ----------------</text:p>
      <text:p text:style-name="Standard">void afficherTousParkings(Parking parkings[], int nb) {</text:p>
      <text:p text:style-name="Standard"><text:s text:c="4"/>printf("\n--------------------------------------------------\n");</text:p>
      <text:p text:style-name="Standard"><text:s text:c="4"/>printf("CODE <text:s text:c="6"/>NOM <text:s text:c="15"/>VILLE <text:s text:c="6"/>OCC/CAP <text:s text:c="2"/>DISPO\n");</text:p>
      <text:p text:style-name="Standard"><text:s text:c="4"/>printf("--------------------------------------------------\n");</text:p>
      <text:p text:style-name="Standard"/>
      <text:p text:style-name="Standard"><text:s text:c="4"/>for (int i = 0; i &lt; nb; i++) {</text:p>
      <text:p text:style-name="Standard"><text:s text:c="8"/>int dispo = parkings[i].capacite - parkings[i].places_occupees;</text:p>
      <text:p text:style-name="Standard"/>
      <text:p text:style-name="Standard"><text:soft-page-break/><text:s text:c="8"/>printf("%-10s %-18s %-10s %3d/%-5d %-5d\n",</text:p>
      <text:p text:style-name="Standard"><text:s text:c="15"/>parkings[i].code,</text:p>
      <text:p text:style-name="Standard"><text:s text:c="15"/>parkings[i].nom,</text:p>
      <text:p text:style-name="Standard"><text:s text:c="15"/>parkings[i].ville,</text:p>
      <text:p text:style-name="Standard"><text:s text:c="15"/>parkings[i].places_occupees,</text:p>
      <text:p text:style-name="Standard"><text:s text:c="15"/>parkings[i].capacite,</text:p>
      <text:p text:style-name="Standard"><text:s text:c="15"/>dispo);</text:p>
      <text:p text:style-name="Standard"><text:s text:c="4"/>}</text:p>
      <text:p text:style-name="Standard">}</text:p>
      <text:p text:style-name="Standard"/>
      <text:p text:style-name="Standard">void afficherParkingParCode(Parking parkings[], int nb) {</text:p>
      <text:p text:style-name="Standard"><text:s text:c="4"/>char code[MAX_STRING];</text:p>
      <text:p text:style-name="Standard"/>
      <text:p text:style-name="Standard"><text:s text:c="4"/>printf("Code : ");</text:p>
      <text:p text:style-name="Standard"><text:s text:c="4"/>lireChaine(code, MAX_STRING);</text:p>
      <text:p text:style-name="Standard"/>
      <text:p text:style-name="Standard"><text:s text:c="4"/>for (int i = 0; i &lt; nb; i++) {</text:p>
      <text:p text:style-name="Standard"><text:s text:c="8"/>if (strcmp(parkings[i].code, code) == 0) {</text:p>
      <text:p text:style-name="Standard"/>
      <text:p text:style-name="Standard"><text:s text:c="12"/>printf("\n--- DETAILS PARKING ---\n");</text:p>
      <text:p text:style-name="Standard"><text:s text:c="12"/>printf("Code : %s\n", parkings[i].code);</text:p>
      <text:p text:style-name="Standard"><text:s text:c="12"/>printf("Nom <text:s/>: %s\n", parkings[i].nom);</text:p>
      <text:p text:style-name="Standard"><text:s text:c="12"/>printf("Ville: %s\n", parkings[i].ville);</text:p>
      <text:p text:style-name="Standard"><text:s text:c="12"/>printf("Occupation : %d/%d\n",</text:p>
      <text:p text:style-name="Standard"><text:s text:c="19"/>parkings[i].places_occupees,</text:p>
      <text:p text:style-name="Standard"><text:s text:c="19"/>parkings[i].capacite);</text:p>
      <text:p text:style-name="Standard"/>
      <text:p text:style-name="Standard"><text:s text:c="12"/>return;</text:p>
      <text:p text:style-name="Standard"><text:s text:c="8"/>}</text:p>
      <text:p text:style-name="Standard"><text:s text:c="4"/>}</text:p>
      <text:p text:style-name="Standard"><text:s text:c="4"/>printf("Parking introuvable\n");</text:p>
      <text:p text:style-name="Standard">}</text:p>
      <text:p text:style-name="Standard"/>
      <text:p text:style-name="Standard">// ---------------- LOGIQUE ----------------</text:p>
      <text:p text:style-name="Standard">int verifierPlacesDisponibles(Parking p) {</text:p>
      <text:p text:style-name="Standard"><text:s text:c="4"/>return (p.places_occupees &gt;= p.capacite);</text:p>
      <text:p text:style-name="Standard">}</text:p>
      <text:p text:style-name="Standard"/>
      <text:p text:style-name="Standard">void mettreAJourOccupation(Parking *p, int entree) {</text:p>
      <text:p text:style-name="Standard"><text:s text:c="4"/>if (entree &amp;&amp; p-&gt;places_occupees &lt; p-&gt;capacite)</text:p>
      <text:p text:style-name="Standard"><text:s text:c="8"/>p-&gt;places_occupees++;</text:p>
      <text:p text:style-name="Standard"><text:s text:c="4"/>else if (!entree &amp;&amp; p-&gt;places_occupees &gt; 0)</text:p>
      <text:p text:style-name="Standard"><text:s text:c="8"/>p-&gt;places_occupees--;</text:p>
      <text:p text:style-name="Standard">}</text:p>
      <text:p text:style-name="Standard"/>
      <text:p text:style-name="Standard">// ---------------- CLIENT ----------------</text:p>
      <text:p text:style-name="Standard">void suiviClient(char plaque[], double duree, float montant) {</text:p>
      <text:p text:style-name="Standard"><text:s text:c="4"/>FILE *f = fopen("clients.txt", "a");</text:p>
      <text:p text:style-name="Standard"><text:s text:c="4"/>if (!f) return;</text:p>
      <text:p text:style-name="Standard"/>
      <text:p text:style-name="Standard"><text:s text:c="4"/>fprintf(f, "%s | %.2f h | %.2f €\n", plaque, duree, montant);</text:p>
      <text:p text:style-name="Standard"><text:s text:c="4"/>fclose(f);</text:p>
      <text:p text:style-name="Standard"><text:soft-page-break/>}</text:p>
      <text:p text:style-name="Standard"/>
      <text:p text:style-name="Standard">// ---------------- ENTREE ----------------</text:p>
      <text:p text:style-name="Standard">void entreeParking(Parking parkings[], int nb) {</text:p>
      <text:p text:style-name="Standard"><text:s text:c="4"/>char code[MAX_STRING], plaque[20];</text:p>
      <text:p text:style-name="Standard"/>
      <text:p text:style-name="Standard"><text:s text:c="4"/>printf("Code parking : ");</text:p>
      <text:p text:style-name="Standard"><text:s text:c="4"/>lireChaine(code, MAX_STRING);</text:p>
      <text:p text:style-name="Standard"/>
      <text:p text:style-name="Standard"><text:s text:c="4"/>printf("Plaque : ");</text:p>
      <text:p text:style-name="Standard"><text:s text:c="4"/>lireChaine(plaque, 20);</text:p>
      <text:p text:style-name="Standard"/>
      <text:p text:style-name="Standard"><text:s text:c="4"/>for (int i = 0; i &lt; nb; i++) {</text:p>
      <text:p text:style-name="Standard"><text:s text:c="8"/>if (strcmp(parkings[i].code, code) == 0) {</text:p>
      <text:p text:style-name="Standard"/>
      <text:p text:style-name="Standard"><text:s text:c="12"/>if (verifierPlacesDisponibles(parkings[i])) {</text:p>
      <text:p text:style-name="Standard"><text:s text:c="16"/>printf("Parking complet\n");</text:p>
      <text:p text:style-name="Standard"><text:s text:c="16"/>return;</text:p>
      <text:p text:style-name="Standard"><text:s text:c="12"/>}</text:p>
      <text:p text:style-name="Standard"/>
      <text:p text:style-name="Standard"><text:s text:c="12"/>int index = parkings[i].places_occupees;</text:p>
      <text:p text:style-name="Standard"/>
      <text:p text:style-name="Standard"><text:s text:c="12"/>if (index &gt;= MAX_VEHICULES) {</text:p>
      <text:p text:style-name="Standard"><text:s text:c="16"/>printf("Erreur capacite vehicules\n");</text:p>
      <text:p text:style-name="Standard"><text:s text:c="16"/>return;</text:p>
      <text:p text:style-name="Standard"><text:s text:c="12"/>}</text:p>
      <text:p text:style-name="Standard"/>
      <text:p text:style-name="Standard"><text:s text:c="12"/>strcpy(parkings[i].vehicules[index].plaque, plaque);</text:p>
      <text:p text:style-name="Standard"><text:s text:c="12"/>parkings[i].vehicules[index].heure_entree = time(NULL);</text:p>
      <text:p text:style-name="Standard"/>
      <text:p text:style-name="Standard"><text:s text:c="12"/>mettreAJourOccupation(&amp;parkings[i], 1);</text:p>
      <text:p text:style-name="Standard"/>
      <text:p text:style-name="Standard"><text:s text:c="12"/>printf("Entree enregistree\n");</text:p>
      <text:p text:style-name="Standard"><text:s text:c="12"/>return;</text:p>
      <text:p text:style-name="Standard"><text:s text:c="8"/>}</text:p>
      <text:p text:style-name="Standard"><text:s text:c="4"/>}</text:p>
      <text:p text:style-name="Standard"><text:s text:c="4"/>printf("Parking introuvable\n");</text:p>
      <text:p text:style-name="Standard">}</text:p>
      <text:p text:style-name="Standard"/>
      <text:p text:style-name="Standard">// ---------------- SORTIE ----------------</text:p>
      <text:p text:style-name="Standard">void sortieParking(Parking parkings[], int nb) {</text:p>
      <text:p text:style-name="Standard"><text:s text:c="4"/>char code[MAX_STRING], plaque[20];</text:p>
      <text:p text:style-name="Standard"/>
      <text:p text:style-name="Standard"><text:s text:c="4"/>printf("Code parking : ");</text:p>
      <text:p text:style-name="Standard"><text:s text:c="4"/>lireChaine(code, MAX_STRING);</text:p>
      <text:p text:style-name="Standard"/>
      <text:p text:style-name="Standard"><text:s text:c="4"/>printf("Plaque : ");</text:p>
      <text:p text:style-name="Standard"><text:s text:c="4"/>lireChaine(plaque, 20);</text:p>
      <text:p text:style-name="Standard"/>
      <text:p text:style-name="Standard"><text:s text:c="4"/>for (int i = 0; i &lt; nb; i++) {</text:p>
      <text:p text:style-name="Standard"><text:s text:c="8"/>if (strcmp(parkings[i].code, code) == 0) {</text:p>
      <text:p text:style-name="Standard"/>
      <text:p text:style-name="Standard"><text:soft-page-break/><text:s text:c="12"/>for (int j = 0; j &lt; parkings[i].places_occupees; j++) {</text:p>
      <text:p text:style-name="Standard"/>
      <text:p text:style-name="Standard"><text:s text:c="16"/>if (strcmp(parkings[i].vehicules[j].plaque, plaque) == 0) {</text:p>
      <text:p text:style-name="Standard"/>
      <text:p text:style-name="Standard"><text:s text:c="20"/>double duree = difftime(time(NULL),</text:p>
      <text:p text:style-name="Standard"><text:s text:c="24"/>parkings[i].vehicules[j].heure_entree) / 3600.0;</text:p>
      <text:p text:style-name="Standard"/>
      <text:p text:style-name="Standard"><text:s text:c="20"/>float montant = duree * parkings[i].tarif_horaire;</text:p>
      <text:p text:style-name="Standard"/>
      <text:p text:style-name="Standard"><text:s text:c="20"/>printf("Duree : %.2f h\n", duree);</text:p>
      <text:p text:style-name="Standard"><text:s text:c="20"/>printf("Montant : %.2f €\n", montant);</text:p>
      <text:p text:style-name="Standard"/>
      <text:p text:style-name="Standard"><text:s text:c="20"/>parkings[i].vehicules[j] =</text:p>
      <text:p text:style-name="Standard"><text:s text:c="24"/>parkings[i].vehicules[parkings[i].places_occupees - 1];</text:p>
      <text:p text:style-name="Standard"/>
      <text:p text:style-name="Standard"><text:s text:c="20"/>mettreAJourOccupation(&amp;parkings[i], 0);</text:p>
      <text:p text:style-name="Standard"/>
      <text:p text:style-name="Standard"><text:s text:c="20"/>suiviClient(plaque, duree, montant);</text:p>
      <text:p text:style-name="Standard"/>
      <text:p text:style-name="Standard"><text:s text:c="20"/>printf("Sortie enregistree\n");</text:p>
      <text:p text:style-name="Standard"><text:s text:c="20"/>return;</text:p>
      <text:p text:style-name="Standard"><text:s text:c="16"/>}</text:p>
      <text:p text:style-name="Standard"><text:s text:c="12"/>}</text:p>
      <text:p text:style-name="Standard"><text:s text:c="12"/>printf("Vehicule non trouve\n");</text:p>
      <text:p text:style-name="Standard"><text:s text:c="12"/>return;</text:p>
      <text:p text:style-name="Standard"><text:s text:c="8"/>}</text:p>
      <text:p text:style-name="Standard"><text:s text:c="4"/>}</text:p>
      <text:p text:style-name="Standard"><text:s text:c="4"/>printf("Parking introuvable\n");</text:p>
      <text:p text:style-name="Standard">}</text:p>
      <text:p text:style-name="Standard"/>
      <text:p text:style-name="Standard">// ---------------- SAUVEGARDE ----------------</text:p>
      <text:p text:style-name="Standard">void sauvegarderEtatParking(const char *nomFichier, Parking parkings[], int nb) {</text:p>
      <text:p text:style-name="Standard"><text:s text:c="4"/>FILE *f = fopen(nomFichier, "w");</text:p>
      <text:p text:style-name="Standard"><text:s text:c="4"/>if (!f) {</text:p>
      <text:p text:style-name="Standard"><text:s text:c="8"/>printf("Erreur sauvegarde\n");</text:p>
      <text:p text:style-name="Standard"><text:s text:c="8"/>return;</text:p>
      <text:p text:style-name="Standard"><text:s text:c="4"/>}</text:p>
      <text:p text:style-name="Standard"/>
      <text:p text:style-name="Standard"><text:s text:c="4"/>fprintf(f, "code;nom;ville;statut;capacite;occupees\n");</text:p>
      <text:p text:style-name="Standard"/>
      <text:p text:style-name="Standard"><text:s text:c="4"/>for (int i = 0; i &lt; nb; i++) {</text:p>
      <text:p text:style-name="Standard"><text:s text:c="8"/>fprintf(f, "%s;%s;%s;%s;%d;%d\n",</text:p>
      <text:p text:style-name="Standard"><text:s text:c="16"/>parkings[i].code,</text:p>
      <text:p text:style-name="Standard"><text:s text:c="16"/>parkings[i].nom,</text:p>
      <text:p text:style-name="Standard"><text:s text:c="16"/>parkings[i].ville,</text:p>
      <text:p text:style-name="Standard"><text:s text:c="16"/>parkings[i].statut,</text:p>
      <text:p text:style-name="Standard"><text:s text:c="16"/>parkings[i].capacite,</text:p>
      <text:p text:style-name="Standard"><text:s text:c="16"/>parkings[i].places_occupees);</text:p>
      <text:p text:style-name="Standard"><text:s text:c="4"/>}</text:p>
      <text:p text:style-name="Standard"/>
      <text:p text:style-name="Standard"><text:s text:c="4"/>fclose(f);</text:p>
      <text:p text:style-name="Standard"><text:s text:c="4"/>printf("Sauvegarde reussie\n");</text:p>
      <text:p text:style-name="Standard"><text:soft-page-break/>}</text:p>
      <text:p text:style-name="Standard"/>
      <text:p text:style-name="Standard">// ---------------- ADMIN ----------------</text:p>
      <text:p text:style-name="Standard">int modeAdmin() {</text:p>
      <text:p text:style-name="Standard"><text:s text:c="4"/>char code[50];</text:p>
      <text:p text:style-name="Standard"><text:s text:c="4"/>printf("Code admin : ");</text:p>
      <text:p text:style-name="Standard"><text:s text:c="4"/>lireChaine(code, 50);</text:p>
      <text:p text:style-name="Standard"><text:s text:c="4"/>return strcmp(code, "gaetancambay") == 0;</text:p>
      <text:p text:style-name="Standard">}</text:p>
      <text:p text:style-name="Standard"/>
      <text:p text:style-name="Standard">void menuAdmin(Parking parkings[], int nb) {</text:p>
      <text:p text:style-name="Standard"><text:s text:c="4"/>int choix;</text:p>
      <text:p text:style-name="Standard"><text:s text:c="4"/>char code[MAX_STRING];</text:p>
      <text:p text:style-name="Standard"/>
      <text:p text:style-name="Standard"><text:s text:c="4"/>do {</text:p>
      <text:p text:style-name="Standard"><text:s text:c="8"/>printf("\n----- MODE ADMIN -----\n");</text:p>
      <text:p text:style-name="Standard"><text:s text:c="8"/>printf("1 Modifier capacite\n");</text:p>
      <text:p text:style-name="Standard"><text:s text:c="8"/>printf("2 Modifier tarif\n");</text:p>
      <text:p text:style-name="Standard"><text:s text:c="8"/>printf("3 Voir occupation\n");</text:p>
      <text:p text:style-name="Standard"><text:s text:c="8"/>printf("0 Retour\n");</text:p>
      <text:p text:style-name="Standard"><text:s text:c="8"/>printf("Choix : ");</text:p>
      <text:p text:style-name="Standard"><text:s text:c="8"/>scanf("%d", &amp;choix);</text:p>
      <text:p text:style-name="Standard"><text:s text:c="8"/>getchar();</text:p>
      <text:p text:style-name="Standard"/>
      <text:p text:style-name="Standard"><text:s text:c="8"/>if (choix == 0) break;</text:p>
      <text:p text:style-name="Standard"/>
      <text:p text:style-name="Standard"><text:s text:c="8"/>printf("Code parking : ");</text:p>
      <text:p text:style-name="Standard"><text:s text:c="8"/>lireChaine(code, MAX_STRING);</text:p>
      <text:p text:style-name="Standard"/>
      <text:p text:style-name="Standard"><text:s text:c="8"/>for (int i = 0; i &lt; nb; i++) {</text:p>
      <text:p text:style-name="Standard"><text:s text:c="12"/>if (strcmp(parkings[i].code, code) == 0) {</text:p>
      <text:p text:style-name="Standard"/>
      <text:p text:style-name="Standard"><text:s text:c="16"/>if (choix == 1) {</text:p>
      <text:p text:style-name="Standard"><text:s text:c="20"/>int cap;</text:p>
      <text:p text:style-name="Standard"><text:s text:c="20"/>printf("Nouvelle capacite : ");</text:p>
      <text:p text:style-name="Standard"><text:s text:c="20"/>scanf("%d", &amp;cap);</text:p>
      <text:p text:style-name="Standard"><text:s text:c="20"/>getchar();</text:p>
      <text:p text:style-name="Standard"><text:s text:c="20"/>parkings[i].capacite = cap;</text:p>
      <text:p text:style-name="Standard"><text:s text:c="16"/>}</text:p>
      <text:p text:style-name="Standard"/>
      <text:p text:style-name="Standard"><text:s text:c="16"/>if (choix == 2) {</text:p>
      <text:p text:style-name="Standard"><text:s text:c="20"/>float tarif;</text:p>
      <text:p text:style-name="Standard"><text:s text:c="20"/>printf("Nouveau tarif : ");</text:p>
      <text:p text:style-name="Standard"><text:s text:c="20"/>scanf("%f", &amp;tarif);</text:p>
      <text:p text:style-name="Standard"><text:s text:c="20"/>getchar();</text:p>
      <text:p text:style-name="Standard"><text:s text:c="20"/>parkings[i].tarif_horaire = tarif;</text:p>
      <text:p text:style-name="Standard"><text:s text:c="16"/>}</text:p>
      <text:p text:style-name="Standard"/>
      <text:p text:style-name="Standard"><text:s text:c="16"/>if (choix == 3) {</text:p>
      <text:p text:style-name="Standard"><text:s text:c="20"/>printf("Occupation : %d/%d\n",</text:p>
      <text:p text:style-name="Standard"><text:s text:c="27"/>parkings[i].places_occupees,</text:p>
      <text:p text:style-name="Standard"><text:s text:c="27"/>parkings[i].capacite);</text:p>
      <text:p text:style-name="Standard"><text:soft-page-break/><text:s text:c="16"/>}</text:p>
      <text:p text:style-name="Standard"><text:s text:c="12"/>}</text:p>
      <text:p text:style-name="Standard"><text:s text:c="8"/>}</text:p>
      <text:p text:style-name="Standard"/>
      <text:p text:style-name="Standard"><text:s text:c="4"/>} while (choix != 0);</text:p>
      <text:p text:style-name="Standard">}</text:p>
      <text:p text:style-name="Standard"/>
      <text:p text:style-name="Standard"/>
      <text:p text:style-name="Standard"/>
      <text:p text:style-name="Standard"/>
      <text:p text:style-name="Standard">void verifierParking(Parking parkings[], int nb) {</text:p>
      <text:p text:style-name="Standard"><text:s text:c="4"/>char code[MAX_STRING];</text:p>
      <text:p text:style-name="Standard"/>
      <text:p text:style-name="Standard"><text:s text:c="4"/>printf("Code parking : ");</text:p>
      <text:p text:style-name="Standard"><text:s text:c="4"/>lireChaine(code, MAX_STRING);</text:p>
      <text:p text:style-name="Standard"/>
      <text:p text:style-name="Standard"><text:s text:c="4"/>for (int i = 0; i &lt; nb; i++) {</text:p>
      <text:p text:style-name="Standard"><text:s text:c="8"/>if (strcmp(parkings[i].code, code) == 0) {</text:p>
      <text:p text:style-name="Standard"/>
      <text:p text:style-name="Standard"><text:s text:c="12"/>if (verifierPlacesDisponibles(parkings[i])) {</text:p>
      <text:p text:style-name="Standard"><text:s text:c="16"/>printf("Parking COMPLET\n");</text:p>
      <text:p text:style-name="Standard"><text:s text:c="12"/>} else {</text:p>
      <text:p text:style-name="Standard"><text:s text:c="16"/>printf("Places disponibles : %d\n",</text:p>
      <text:p text:style-name="Standard"><text:s text:c="20"/>parkings[i].capacite - parkings[i].places_occupees);</text:p>
      <text:p text:style-name="Standard"><text:s text:c="12"/>}</text:p>
      <text:p text:style-name="Standard"><text:s text:c="12"/>return;</text:p>
      <text:p text:style-name="Standard"><text:s text:c="8"/>}</text:p>
      <text:p text:style-name="Standard"><text:s text:c="4"/>}</text:p>
      <text:p text:style-name="Standard"><text:s text:c="4"/>printf("Parking introuvable\n");</text:p>
      <text:p text:style-name="Standard">}</text:p>
      <text:p text:style-name="Standard">// ---------------- MENU ----------------</text:p>
      <text:p text:style-name="Standard">void afficherMenu() {</text:p>
      <text:p text:style-name="Standard"><text:s text:c="4"/>printf("\n====================================\n");</text:p>
      <text:p text:style-name="Standard"><text:s text:c="4"/>printf(" <text:s text:c="5"/>GESTION PARKING\n");</text:p>
      <text:p text:style-name="Standard"><text:s text:c="4"/>printf("====================================\n");</text:p>
      <text:p text:style-name="Standard"><text:s text:c="4"/>printf("1. Afficher tous les parkings\n");</text:p>
      <text:p text:style-name="Standard"><text:s text:c="4"/>printf("2. Detail d'un parking\n");</text:p>
      <text:p text:style-name="Standard"><text:s text:c="4"/>printf("3. Entree vehicule\n");</text:p>
      <text:p text:style-name="Standard"><text:s text:c="4"/>printf("4. Sortie vehicule\n");</text:p>
      <text:p text:style-name="Standard"><text:s text:c="4"/>printf("5. Mode administrateur\n");</text:p>
      <text:p text:style-name="Standard"><text:s text:c="4"/>printf("6. Sauvegarder\n");</text:p>
      <text:p text:style-name="Standard"><text:s text:c="4"/>printf("7. Verifier disponibilite parking\n");</text:p>
      <text:p text:style-name="Standard"><text:s text:c="4"/>printf("0. Quitter\n");</text:p>
      <text:p text:style-name="Standard"><text:s text:c="4"/>printf("====================================\n");</text:p>
      <text:p text:style-name="Standard"><text:s text:c="4"/>printf("Choix : ");</text:p>
      <text:p text:style-name="Standard">}</text:p>
      <text:p text:style-name="Standard"/>
      <text:p text:style-name="Standard">// ---------------- MAIN ----------------</text:p>
      <text:p text:style-name="Standard">int main() {</text:p>
      <text:p text:style-name="Standard"><text:s text:c="4"/>Parking parkings[MAX_PARKINGS];</text:p>
      <text:p text:style-name="Standard"><text:s text:c="4"/>int nb = lireParkings("parking-metropole.csv", parkings);</text:p>
      <text:p text:style-name="Standard"/>
      <text:p text:style-name="Standard"><text:soft-page-break/><text:s text:c="4"/>if (nb == 0) {</text:p>
      <text:p text:style-name="Standard"><text:s text:c="8"/>printf("Erreur chargement\n");</text:p>
      <text:p text:style-name="Standard"><text:s text:c="8"/>return 1;</text:p>
      <text:p text:style-name="Standard"><text:s text:c="4"/>}</text:p>
      <text:p text:style-name="Standard"/>
      <text:p text:style-name="Standard"><text:s text:c="4"/>int choix;</text:p>
      <text:p text:style-name="Standard"/>
      <text:p text:style-name="Standard"><text:s text:c="4"/>do {</text:p>
      <text:p text:style-name="Standard"><text:s text:c="8"/>afficherMenu();</text:p>
      <text:p text:style-name="Standard"><text:s text:c="8"/>scanf("%d", &amp;choix);</text:p>
      <text:p text:style-name="Standard"><text:s text:c="8"/>getchar();</text:p>
      <text:p text:style-name="Standard"/>
      <text:p text:style-name="Standard"><text:s text:c="8"/>switch (choix) {</text:p>
      <text:p text:style-name="Standard"><text:s text:c="12"/>case 1: afficherTousParkings(parkings, nb); break;</text:p>
      <text:p text:style-name="Standard"><text:s text:c="12"/>case 2: afficherParkingParCode(parkings, nb); break;</text:p>
      <text:p text:style-name="Standard"><text:s text:c="12"/>case 3: entreeParking(parkings, nb); break;</text:p>
      <text:p text:style-name="Standard"><text:s text:c="12"/>case 4: sortieParking(parkings, nb); break;</text:p>
      <text:p text:style-name="Standard"><text:s text:c="12"/>case 5:</text:p>
      <text:p text:style-name="Standard"><text:s text:c="16"/>if (modeAdmin())</text:p>
      <text:p text:style-name="Standard"><text:s text:c="20"/>menuAdmin(parkings, nb);</text:p>
      <text:p text:style-name="Standard"><text:s text:c="16"/>else</text:p>
      <text:p text:style-name="Standard"><text:s text:c="20"/>printf("Acces refuse\n");</text:p>
      <text:p text:style-name="Standard"><text:s text:c="16"/>break;</text:p>
      <text:p text:style-name="Standard"><text:s text:c="12"/>case 6:</text:p>
      <text:p text:style-name="Standard"><text:s text:c="16"/>sauvegarderEtatParking("save.csv", parkings, nb);</text:p>
      <text:p text:style-name="Standard"><text:s text:c="16"/>break;</text:p>
      <text:p text:style-name="Standard"><text:s text:c="16"/>case 7:</text:p>
      <text:p text:style-name="Standard"><text:s text:c="4"/>verifierParking(parkings, nb);</text:p>
      <text:p text:style-name="Standard"><text:s text:c="4"/>break;</text:p>
      <text:p text:style-name="Standard"><text:s text:c="8"/>}</text:p>
      <text:p text:style-name="Standard"/>
      <text:p text:style-name="Standard"><text:s text:c="4"/>} while (choix != 0);</text:p>
      <text:p text:style-name="Standard"/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1T14:23:31.249579500</meta:creation-date>
    <dc:date>2026-04-01T15:56:38.004293400</dc:date>
    <meta:editing-duration>PT3M43S</meta:editing-duration>
    <meta:editing-cycles>3</meta:editing-cycles>
    <meta:generator>LibreOffice/25.8.4.2$Windows_X86_64 LibreOffice_project/290daaa01b999472f0c7a3890eb6a550fd74c6df</meta:generator>
    <meta:document-statistic meta:table-count="0" meta:image-count="0" meta:object-count="0" meta:page-count="8" meta:paragraph-count="311" meta:word-count="912" meta:character-count="10315" meta:non-whitespace-character-count="7242"/>
  </office:meta>
</office:document-meta>
</file>